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Quotations" style:list-style-name="L2"/>
    <style:style style:name="P2" style:family="paragraph" style:parent-style-name="Text_20_body" style:list-style-name="L1"/>
    <style:style style:name="P3" style:family="paragraph" style:parent-style-name="Text_20_body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ow that you have this file, you can hand it to your AI:</text:p>
      <text:list xml:id="list1676973829" text:style-name="L1">
        <text:list-item>
          <text:p text:style-name="P2"><text:span text:style-name="T1">Backend Scaffolding:</text:span> * <text:span text:style-name="T1">Prompt to AI:</text:span> <text:span text:style-name="T2">"Based on this </text:span><text:span text:style-name="Source_20_Text"><text:span text:style-name="T2">openapi.yaml</text:span></text:span><text:span text:style-name="T2">, generate a FastAPI backend. Use Pydantic models for the schemas. For the </text:span><text:span text:style-name="Source_20_Text"><text:span text:style-name="T2">/analyze</text:span></text:span><text:span text:style-name="T2"> endpoint, use FastAPI's </text:span><text:span text:style-name="Source_20_Text"><text:span text:style-name="T2">BackgroundTasks</text:span></text:span><text:span text:style-name="T2"> to simulate the long-running process."</text:span></text:p>
        </text:list-item>
        <text:list-item>
          <text:p text:style-name="P2"><text:span text:style-name="T1">Frontend Scaffolding:</text:span> * <text:span text:style-name="T1">Prompt to AI:</text:span> <text:span text:style-name="T2">"Create a React frontend using Vite and Tailwind. It should have an input field for the GitHub URL, a progress bar that polls </text:span><text:span text:style-name="Source_20_Text"><text:span text:style-name="T2">/status/{task_id}</text:span></text:span><text:span text:style-name="T2">, and a recursive 'Tree View' component to display the data from </text:span><text:span text:style-name="Source_20_Text"><text:span text:style-name="T2">/tree/{repo_id}</text:span></text:span><text:span text:style-name="T2">."</text:span></text:p>
        </text:list-item>
      </text:list>
      <text:p text:style-name="Text_20_body"/>
      <text:p text:style-name="P3">The Prompt (to Claude in Cursor/Copilot):</text:p>
      <text:p text:style-name="Quotations">"I am building a Recursive Repository Context Engine. Here is my <text:span text:style-name="Source_20_Text">openapi.yaml</text:span>. Use <text:span text:style-name="T1">FastAPI</text:span> for the backend and <text:span text:style-name="T1">PostgreSQL with pgvector</text:span> for the database.</text:p>
      <text:list xml:id="list1493412043" text:style-name="L2">
        <text:list-item>
          <text:p text:style-name="P1">Generate the Pydantic models.</text:p>
        </text:list-item>
        <text:list-item>
          <text:p text:style-name="P1">Create a <text:span text:style-name="Source_20_Text">git_service.py</text:span> to handle cloning repositories.</text:p>
        </text:list-item>
        <text:list-item>
          <text:p text:style-name="P1">Implement the recursive logic for folder traversal. Use a clean, modular structure."</text:p>
        </text:list-item>
      </text:list>
      <text:p text:style-name="Text_20_body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03T01:19:14.336250254</meta:creation-date>
    <dc:date>2026-01-03T13:12:45.600102406</dc:date>
    <meta:editing-duration>PT11H43M20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8" meta:word-count="145" meta:character-count="917" meta:non-whitespace-character-count="785"/>
  </office:meta>
</office:document-meta>
</file>